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28000000FE802606F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723cm" fo:min-width="1.53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2cm" svg:height="8.9cm" svg:x="1.4cm" svg:y="1.7cm">
          <draw:image xlink:href="Pictures/1000000000000228000000FE802606FC.jpg" xlink:type="simple" xlink:show="embed" xlink:actuate="onLoad">
            <text:p/>
          </draw:image>
        </draw:frame>
        <draw:custom-shape draw:style-name="gr2" draw:text-style-name="P1" xml:id="id1" draw:id="id1" draw:layer="layout" svg:width="2.031cm" svg:height="1.972cm" draw:transform="rotate (1.53519161005421) translate (8.556cm 4.83cm)">
          <text:p/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connector draw:style-name="gr3" draw:text-style-name="P1" draw:layer="layout" svg:x1="8.593cm" svg:y1="3.885cm" svg:x2="8.593cm" svg:y2="3.885cm" draw:start-shape="id1" draw:start-glue-point="6" draw:end-shape="id1" draw:end-glue-point="6" svg:d="M8593 3885z" svg:viewBox="0 0 1 1">
          <text:p/>
        </draw:connector>
        <draw:custom-shape draw:style-name="gr4" draw:text-style-name="P1" draw:layer="layout" svg:width="0.5cm" svg:height="0.5cm" svg:x="10.6cm" svg:y="3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5" draw:text-style-name="P1" draw:layer="layout" svg:x1="8.6cm" svg:y1="3.9cm" svg:x2="3.8cm" svg:y2="3.7cm">
          <text:p/>
        </draw:line>
        <draw:line draw:style-name="gr5" draw:text-style-name="P1" draw:layer="layout" svg:x1="11cm" svg:y1="3.8cm" svg:x2="17.1cm" svg:y2="3.7cm">
          <text:p/>
        </draw:line>
        <draw:custom-shape draw:style-name="gr2" draw:text-style-name="P1" draw:layer="layout" svg:width="2.031cm" svg:height="1.972cm" draw:transform="rotate (1.53519161005421) translate (8.556cm 9.565cm)">
          <text:p/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custom-shape draw:style-name="gr4" draw:text-style-name="P1" draw:layer="layout" svg:width="0.5cm" svg:height="0.5cm" svg:x="10.601cm" svg:y="8.3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5" draw:text-style-name="P1" draw:layer="layout" svg:x1="3.9cm" svg:y1="8.6cm" svg:x2="8.6cm" svg:y2="8.6cm">
          <text:p/>
        </draw:line>
        <draw:line draw:style-name="gr5" draw:text-style-name="P1" draw:layer="layout" svg:x1="17.1cm" svg:y1="8.5cm" svg:x2="10.9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9:51:14.208000000</meta:creation-date>
    <dc:date>2014-11-20T20:27:01.015000000</dc:date>
    <meta:editing-duration>PT5M26S</meta:editing-duration>
    <meta:editing-cycles>1</meta:editing-cycles>
    <meta:document-statistic meta:object-count="10"/>
    <meta:generator>LibreOffice/4.3.2.2$Windows_x86 LibreOffice_project/edfb5295ba211bd31ad47d0bad0118690f76407d</meta:generator>
  </office:meta>
</office:document-meta>
</file>